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3.404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004cm"/>
    </style:style>
    <style:style style:name="co10" style:family="table-column">
      <style:table-column-properties fo:break-before="auto" style:column-width="0.66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31" style:family="table-cell" style:parent-style-name="Default" style:data-style-name="N4"/>
    <style:style style:name="ce1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6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9" style:family="table-cell" style:parent-style-name="Pivot_20_Table_20_Category" style:data-style-name="N0">
      <style:table-cell-properties fo:background-color="#cccccc" fo:border="0.74pt solid #000000"/>
    </style:style>
    <style:style style:name="ce10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2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4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8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19" style:family="table-cell" style:parent-style-name="Pivot_20_Table_20_Value" style:data-style-name="N2">
      <style:table-cell-properties fo:background-color="#eeeeee"/>
    </style:style>
    <style:style style:name="ce20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2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5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7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29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_6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3" calcext:value-type="float">
            <text:p>101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" calcext:value-type="float">
            <text:p>89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7" calcext:value-type="float">
            <text:p>95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8" calcext:value-type="float">
            <text:p>93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4" calcext:value-type="float">
            <text:p>94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7" calcext:value-type="float">
            <text:p>95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6" calcext:value-type="float">
            <text:p>95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7" calcext:value-type="float">
            <text:p>96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1" calcext:value-type="float">
            <text:p>95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4" calcext:value-type="float">
            <text:p>9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:.J35])" office:value-type="float" office:value="95.0833333333333" calcext:value-type="float">
            <text:p>95,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2" calcext:value-type="float">
            <text:p>96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7" calcext:value-type="float">
            <text:p>94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4" calcext:value-type="float">
            <text:p>96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5" calcext:value-type="float">
            <text:p>95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6" calcext:value-type="float">
            <text:p>9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2" calcext:value-type="float">
            <text:p>94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" calcext:value-type="float">
            <text:p>94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8" calcext:value-type="float">
            <text:p>94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2" calcext:value-type="float">
            <text:p>94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9" calcext:value-type="float">
            <text:p>94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11" calcext:value-type="float">
            <text:p>105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3" calcext:value-type="float">
            <text:p>95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8:.J71])" office:value-type="float" office:value="96.0991666666667" calcext:value-type="float">
            <text:p>96,1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1" calcext:value-type="float">
            <text:p>99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8" calcext:value-type="float">
            <text:p>97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2" calcext:value-type="float">
            <text:p>97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7" calcext:value-type="float">
            <text:p>97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5" calcext:value-type="float">
            <text:p>97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9" calcext:value-type="float">
            <text:p>98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3" calcext:value-type="float">
            <text:p>98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6" calcext:value-type="float">
            <text:p>97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1" calcext:value-type="float">
            <text:p>96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" calcext:value-type="float">
            <text:p>97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7" calcext:value-type="float">
            <text:p>96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4" calcext:value-type="float">
            <text:p>97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4:.J107])" office:value-type="float" office:value="97.7775" calcext:value-type="float">
            <text:p>97,7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9" calcext:value-type="float">
            <text:p>101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3" calcext:value-type="float">
            <text:p>102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3" calcext:value-type="float">
            <text:p>101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8" calcext:value-type="float">
            <text:p>99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84" calcext:value-type="float">
            <text:p>100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9" calcext:value-type="float">
            <text:p>102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61" calcext:value-type="float">
            <text:p>101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5" calcext:value-type="float">
            <text:p>101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99" calcext:value-type="float">
            <text:p>101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9" calcext:value-type="float">
            <text:p>101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66" calcext:value-type="float">
            <text:p>101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5" calcext:value-type="float">
            <text:p>101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0:.J143])" office:value-type="float" office:value="101.515" calcext:value-type="float">
            <text:p>101,5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6" calcext:value-type="float">
            <text:p>89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57" calcext:value-type="float">
            <text:p>86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56" calcext:value-type="float">
            <text:p>86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2" calcext:value-type="float">
            <text:p>87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06" calcext:value-type="float">
            <text:p>87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85" calcext:value-type="float">
            <text:p>86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8" calcext:value-type="float">
            <text:p>88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7" calcext:value-type="float">
            <text:p>86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89" calcext:value-type="float">
            <text:p>87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02" calcext:value-type="float">
            <text:p>87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56" calcext:value-type="float">
            <text:p>86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46:.J179])" office:value-type="float" office:value="87.345" calcext:value-type="float">
            <text:p>87,3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5" calcext:value-type="float">
            <text:p>86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86" calcext:value-type="float">
            <text:p>87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28" calcext:value-type="float">
            <text:p>87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8" calcext:value-type="float">
            <text:p>89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7" calcext:value-type="float">
            <text:p>87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5" calcext:value-type="float">
            <text:p>88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8" calcext:value-type="float">
            <text:p>87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4" calcext:value-type="float">
            <text:p>88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9" calcext:value-type="float">
            <text:p>88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82:.J215])" office:value-type="float" office:value="87.9708333333334" calcext:value-type="float">
            <text:p>87,9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7" calcext:value-type="float">
            <text:p>88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4" calcext:value-type="float">
            <text:p>89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8" calcext:value-type="float">
            <text:p>88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7" calcext:value-type="float">
            <text:p>89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3" calcext:value-type="float">
            <text:p>89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5" calcext:value-type="float">
            <text:p>88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5" calcext:value-type="float">
            <text:p>89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5" calcext:value-type="float">
            <text:p>88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2" calcext:value-type="float">
            <text:p>88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1" calcext:value-type="float">
            <text:p>88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2" calcext:value-type="float">
            <text:p>90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18:.J251])" office:value-type="float" office:value="89.0541666666667" calcext:value-type="float">
            <text:p>89,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7" calcext:value-type="float">
            <text:p>92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8" calcext:value-type="float">
            <text:p>92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41" calcext:value-type="float">
            <text:p>92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73" calcext:value-type="float">
            <text:p>91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8" calcext:value-type="float">
            <text:p>90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62" calcext:value-type="float">
            <text:p>91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61" calcext:value-type="float">
            <text:p>91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02" calcext:value-type="float">
            <text:p>92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33" calcext:value-type="float">
            <text:p>91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92" calcext:value-type="float">
            <text:p>91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31" calcext:value-type="float">
            <text:p>92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54:.J287])" office:value-type="float" office:value="92.0316666666667" calcext:value-type="float">
            <text:p>92,0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52" calcext:value-type="float">
            <text:p>81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76" calcext:value-type="float">
            <text:p>79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74" calcext:value-type="float">
            <text:p>79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9" calcext:value-type="float">
            <text:p>79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97" calcext:value-type="float">
            <text:p>79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25" calcext:value-type="float">
            <text:p>80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8" calcext:value-type="float">
            <text:p>80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09" calcext:value-type="float">
            <text:p>79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3" calcext:value-type="float">
            <text:p>80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9" calcext:value-type="float">
            <text:p>79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4" calcext:value-type="float">
            <text:p>80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44" calcext:value-type="float">
            <text:p>81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90:.J323])" office:value-type="float" office:value="80.2658333333333" calcext:value-type="float">
            <text:p>80,2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16" calcext:value-type="float">
            <text:p>80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9" calcext:value-type="float">
            <text:p>80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9" calcext:value-type="float">
            <text:p>80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02" calcext:value-type="float">
            <text:p>81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63" calcext:value-type="float">
            <text:p>81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8" calcext:value-type="float">
            <text:p>80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05" calcext:value-type="float">
            <text:p>80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01" calcext:value-type="float">
            <text:p>80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1" calcext:value-type="float">
            <text:p>80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18" calcext:value-type="float">
            <text:p>80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39" calcext:value-type="float">
            <text:p>80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3" calcext:value-type="float">
            <text:p>80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26:.J359])" office:value-type="float" office:value="80.5783333333333" calcext:value-type="float">
            <text:p>80,5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4" calcext:value-type="float">
            <text:p>80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96" calcext:value-type="float">
            <text:p>81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6" calcext:value-type="float">
            <text:p>81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" calcext:value-type="float">
            <text:p>80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2" calcext:value-type="float">
            <text:p>81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85" calcext:value-type="float">
            <text:p>81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6" calcext:value-type="float">
            <text:p>81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05" calcext:value-type="float">
            <text:p>82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1" calcext:value-type="float">
            <text:p>80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32" calcext:value-type="float">
            <text:p>81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7" calcext:value-type="float">
            <text:p>80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62:.J395])" office:value-type="float" office:value="81.28" calcext:value-type="float">
            <text:p>81,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6" calcext:value-type="float">
            <text:p>83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3" calcext:value-type="float">
            <text:p>84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9" calcext:value-type="float">
            <text:p>8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48" calcext:value-type="float">
            <text:p>82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5" calcext:value-type="float">
            <text:p>84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11" calcext:value-type="float">
            <text:p>83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6" calcext:value-type="float">
            <text:p>83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11" calcext:value-type="float">
            <text:p>82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7" calcext:value-type="float">
            <text:p>83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9" calcext:value-type="float">
            <text:p>8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64" calcext:value-type="float">
            <text:p>84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09" calcext:value-type="float">
            <text:p>84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98:.J431])" office:value-type="float" office:value="83.4916666666667" calcext:value-type="float">
            <text:p>83,4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3" calcext:value-type="float">
            <text:p>74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5" calcext:value-type="float">
            <text:p>7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" calcext:value-type="float">
            <text:p>73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2" calcext:value-type="float">
            <text:p>74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5" calcext:value-type="float">
            <text:p>7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3" calcext:value-type="float">
            <text:p>74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3" calcext:value-type="float">
            <text:p>74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9" calcext:value-type="float">
            <text:p>73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76" calcext:value-type="float">
            <text:p>74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7" calcext:value-type="float">
            <text:p>74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4" calcext:value-type="float">
            <text:p>74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2" calcext:value-type="float">
            <text:p>74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34:.J467])" office:value-type="float" office:value="74.2825" calcext:value-type="float">
            <text:p>74,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" calcext:value-type="float">
            <text:p>74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1" calcext:value-type="float">
            <text:p>74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7" calcext:value-type="float">
            <text:p>74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96" calcext:value-type="float">
            <text:p>73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5" calcext:value-type="float">
            <text:p>74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3" calcext:value-type="float">
            <text:p>74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5" calcext:value-type="float">
            <text:p>74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1" calcext:value-type="float">
            <text:p>74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7" calcext:value-type="float">
            <text:p>74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4" calcext:value-type="float">
            <text:p>74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5" calcext:value-type="float">
            <text:p>7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1" calcext:value-type="float">
            <text:p>74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70:.J503])" office:value-type="float" office:value="74.4041666666667" calcext:value-type="float">
            <text:p>74,4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1" calcext:value-type="float">
            <text:p>74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1" calcext:value-type="float">
            <text:p>74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84" calcext:value-type="float">
            <text:p>73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9" calcext:value-type="float">
            <text:p>74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9" calcext:value-type="float">
            <text:p>74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1" calcext:value-type="float">
            <text:p>74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4" calcext:value-type="float">
            <text:p>74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8" calcext:value-type="float">
            <text:p>74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3" calcext:value-type="float">
            <text:p>74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5" calcext:value-type="float">
            <text:p>73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03" calcext:value-type="float">
            <text:p>75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6" calcext:value-type="float">
            <text:p>74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06:.J539])" office:value-type="float" office:value="74.3783333333333" calcext:value-type="float">
            <text:p>74,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63" calcext:value-type="float">
            <text:p>75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59" calcext:value-type="float">
            <text:p>7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26" calcext:value-type="float">
            <text:p>75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7" calcext:value-type="float">
            <text:p>74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16" calcext:value-type="float">
            <text:p>75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" calcext:value-type="float">
            <text:p>74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03" calcext:value-type="float">
            <text:p>76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74" calcext:value-type="float">
            <text:p>75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54" calcext:value-type="float">
            <text:p>7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01" calcext:value-type="float">
            <text:p>75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05" calcext:value-type="float">
            <text:p>75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87" calcext:value-type="float">
            <text:p>74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42:.J575])" office:value-type="float" office:value="75.2791666666667" calcext:value-type="float">
            <text:p>75,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" calcext:value-type="float">
            <text:p>69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8" calcext:value-type="float">
            <text:p>69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4" calcext:value-type="float">
            <text:p>69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" calcext:value-type="float">
            <text:p>69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7" calcext:value-type="float">
            <text:p>69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5" calcext:value-type="float">
            <text:p>69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7" calcext:value-type="float">
            <text:p>69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1" calcext:value-type="float">
            <text:p>69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2" calcext:value-type="float">
            <text:p>69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6" calcext:value-type="float">
            <text:p>69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2" calcext:value-type="float">
            <text:p>70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6" calcext:value-type="float">
            <text:p>69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78:.J611])" office:value-type="float" office:value="69.5633333333333" calcext:value-type="float">
            <text:p>69,5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" calcext:value-type="float">
            <text:p>69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9" calcext:value-type="float">
            <text:p>69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9" calcext:value-type="float">
            <text:p>69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2" calcext:value-type="float">
            <text:p>69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4" calcext:value-type="float">
            <text:p>69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6" calcext:value-type="float">
            <text:p>69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4" calcext:value-type="float">
            <text:p>70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9" calcext:value-type="float">
            <text:p>69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5" calcext:value-type="float">
            <text:p>69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2" calcext:value-type="float">
            <text:p>69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9" calcext:value-type="float">
            <text:p>69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14:.J647])" office:value-type="float" office:value="69.5791666666667" calcext:value-type="float">
            <text:p>69,5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7" calcext:value-type="float">
            <text:p>69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3" calcext:value-type="float">
            <text:p>69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05" calcext:value-type="float">
            <text:p>70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2" calcext:value-type="float">
            <text:p>69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9" calcext:value-type="float">
            <text:p>69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5" calcext:value-type="float">
            <text:p>69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8" calcext:value-type="float">
            <text:p>69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4" calcext:value-type="float">
            <text:p>69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5" calcext:value-type="float">
            <text:p>69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8" calcext:value-type="float">
            <text:p>69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86" calcext:value-type="float">
            <text:p>68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4" calcext:value-type="float">
            <text:p>69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50:.J683])" office:value-type="float" office:value="69.455" calcext:value-type="float">
            <text:p>69,4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14" calcext:value-type="float">
            <text:p>70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9" calcext:value-type="float">
            <text:p>69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3" calcext:value-type="float">
            <text:p>70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2" calcext:value-type="float">
            <text:p>69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93" calcext:value-type="float">
            <text:p>69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05" calcext:value-type="float">
            <text:p>70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71" calcext:value-type="float">
            <text:p>70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84" calcext:value-type="float">
            <text:p>70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1" calcext:value-type="float">
            <text:p>70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07" calcext:value-type="float">
            <text:p>70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" calcext:value-type="float">
            <text:p>69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86:.J719])" office:value-type="float" office:value="70.1583333333333" calcext:value-type="float">
            <text:p>70,1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95" calcext:value-type="float">
            <text:p>65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84" calcext:value-type="float">
            <text:p>64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9" calcext:value-type="float">
            <text:p>65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9" calcext:value-type="float">
            <text:p>6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9" calcext:value-type="float">
            <text:p>6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8" calcext:value-type="float">
            <text:p>65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7" calcext:value-type="float">
            <text:p>65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3" calcext:value-type="float">
            <text:p>65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92" calcext:value-type="float">
            <text:p>65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94" calcext:value-type="float">
            <text:p>65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22:.J755])" office:value-type="float" office:value="65.5733333333333" calcext:value-type="float">
            <text:p>65,5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6" calcext:value-type="float">
            <text:p>6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" calcext:value-type="float">
            <text:p>65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" calcext:value-type="float">
            <text:p>65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8" calcext:value-type="float">
            <text:p>65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2" calcext:value-type="float">
            <text:p>65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7" calcext:value-type="float">
            <text:p>65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7" calcext:value-type="float">
            <text:p>65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6" calcext:value-type="float">
            <text:p>6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9" calcext:value-type="float">
            <text:p>65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8" calcext:value-type="float">
            <text:p>65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3" calcext:value-type="float">
            <text:p>65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58:.J791])" office:value-type="float" office:value="65.525" calcext:value-type="float">
            <text:p>65,5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5" calcext:value-type="float">
            <text:p>65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6" calcext:value-type="float">
            <text:p>65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5" calcext:value-type="float">
            <text:p>65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" calcext:value-type="float">
            <text:p>65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6" calcext:value-type="float">
            <text:p>65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5" calcext:value-type="float">
            <text:p>65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2" calcext:value-type="float">
            <text:p>65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" calcext:value-type="float">
            <text:p>65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7" calcext:value-type="float">
            <text:p>65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19" calcext:value-type="float">
            <text:p>65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05" calcext:value-type="float">
            <text:p>65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94:.J827])" office:value-type="float" office:value="65.3891666666667" calcext:value-type="float">
            <text:p>65,3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2" calcext:value-type="float">
            <text:p>65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3" calcext:value-type="float">
            <text:p>65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9" calcext:value-type="float">
            <text:p>65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9" calcext:value-type="float">
            <text:p>65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8" calcext:value-type="float">
            <text:p>65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9" calcext:value-type="float">
            <text:p>6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05" calcext:value-type="float">
            <text:p>66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6" calcext:value-type="float">
            <text:p>65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1" calcext:value-type="float">
            <text:p>65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5" calcext:value-type="float">
            <text:p>65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1" calcext:value-type="float">
            <text:p>65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6" calcext:value-type="float">
            <text:p>65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30:.J863])" office:value-type="float" office:value="65.645" calcext:value-type="float">
            <text:p>65,6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2" calcext:value-type="float">
            <text:p>64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2" calcext:value-type="float">
            <text:p>63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5" calcext:value-type="float">
            <text:p>63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4" calcext:value-type="float">
            <text:p>64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4" calcext:value-type="float">
            <text:p>63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35" calcext:value-type="float">
            <text:p>63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5" calcext:value-type="float">
            <text:p>6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8" calcext:value-type="float">
            <text:p>63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" calcext:value-type="float">
            <text:p>63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8" calcext:value-type="float">
            <text:p>64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3" calcext:value-type="float">
            <text:p>6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66:.J899])" office:value-type="float" office:value="63.8666666666667" calcext:value-type="float">
            <text:p>63,8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2" calcext:value-type="float">
            <text:p>64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3" calcext:value-type="float">
            <text:p>6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9" calcext:value-type="float">
            <text:p>6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5" calcext:value-type="float">
            <text:p>64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7" calcext:value-type="float">
            <text:p>63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7" calcext:value-type="float">
            <text:p>63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7" calcext:value-type="float">
            <text:p>64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6" calcext:value-type="float">
            <text:p>63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9" calcext:value-type="float">
            <text:p>6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1" calcext:value-type="float">
            <text:p>63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58" calcext:value-type="float">
            <text:p>63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02:.J935])" office:value-type="float" office:value="63.9533333333333" calcext:value-type="float">
            <text:p>63,9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5" calcext:value-type="float">
            <text:p>64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2" calcext:value-type="float">
            <text:p>63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9" calcext:value-type="float">
            <text:p>63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1" calcext:value-type="float">
            <text:p>63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1" calcext:value-type="float">
            <text:p>64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4" calcext:value-type="float">
            <text:p>63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4" calcext:value-type="float">
            <text:p>64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8" calcext:value-type="float">
            <text:p>63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2" calcext:value-type="float">
            <text:p>63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9" calcext:value-type="float">
            <text:p>64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5" calcext:value-type="float">
            <text:p>63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38:.J971])" office:value-type="float" office:value="63.9083333333333" calcext:value-type="float">
            <text:p>63,9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8" calcext:value-type="float">
            <text:p>63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7" calcext:value-type="float">
            <text:p>64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7" calcext:value-type="float">
            <text:p>63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3" calcext:value-type="float">
            <text:p>64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" calcext:value-type="float">
            <text:p>63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3" calcext:value-type="float">
            <text:p>63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6" calcext:value-type="float">
            <text:p>63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5" calcext:value-type="float">
            <text:p>63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8" calcext:value-type="float">
            <text:p>63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55" calcext:value-type="float">
            <text:p>64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58" calcext:value-type="float">
            <text:p>63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74:.J1007])" office:value-type="float" office:value="63.8916666666667" calcext:value-type="float">
            <text:p>63,8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9.73" calcext:value-type="float">
            <text:p>1249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2.81" calcext:value-type="float">
            <text:p>1252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3.99" calcext:value-type="float">
            <text:p>125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2.57" calcext:value-type="float">
            <text:p>1252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1.32" calcext:value-type="float">
            <text:p>1251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9.51" calcext:value-type="float">
            <text:p>1249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6.55" calcext:value-type="float">
            <text:p>1256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3.4" calcext:value-type="float">
            <text:p>1253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1.61" calcext:value-type="float">
            <text:p>1251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2.54" calcext:value-type="float">
            <text:p>1252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0.87" calcext:value-type="float">
            <text:p>1250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6.97" calcext:value-type="float">
            <text:p>1256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10:.J1043])" office:value-type="float" office:value="1252.65583333333" calcext:value-type="float">
            <text:p>1.252,6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3.09" calcext:value-type="float">
            <text:p>903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83" calcext:value-type="float">
            <text:p>901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67" calcext:value-type="float">
            <text:p>901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9.77" calcext:value-type="float">
            <text:p>899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29" calcext:value-type="float">
            <text:p>901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0.31" calcext:value-type="float">
            <text:p>900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7.67" calcext:value-type="float">
            <text:p>897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8.28" calcext:value-type="float">
            <text:p>898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0.54" calcext:value-type="float">
            <text:p>900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03" calcext:value-type="float">
            <text:p>901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0.45" calcext:value-type="float">
            <text:p>900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9.63" calcext:value-type="float">
            <text:p>899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46:.J1079])" office:value-type="float" office:value="900.463333333333" calcext:value-type="float">
            <text:p>900,4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12" calcext:value-type="float">
            <text:p>610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14" calcext:value-type="float">
            <text:p>611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7.94" calcext:value-type="float">
            <text:p>607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9.93" calcext:value-type="float">
            <text:p>609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2.25" calcext:value-type="float">
            <text:p>612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38" calcext:value-type="float">
            <text:p>611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15" calcext:value-type="float">
            <text:p>611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59" calcext:value-type="float">
            <text:p>610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68" calcext:value-type="float">
            <text:p>610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29" calcext:value-type="float">
            <text:p>611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78" calcext:value-type="float">
            <text:p>610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13" calcext:value-type="float">
            <text:p>611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82:.J1115])" office:value-type="float" office:value="610.698333333333" calcext:value-type="float">
            <text:p>610,7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24" calcext:value-type="float">
            <text:p>385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49" calcext:value-type="float">
            <text:p>385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8" calcext:value-type="float">
            <text:p>385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6.05" calcext:value-type="float">
            <text:p>386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31" calcext:value-type="float">
            <text:p>385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98" calcext:value-type="float">
            <text:p>385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4.77" calcext:value-type="float">
            <text:p>384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6.98" calcext:value-type="float">
            <text:p>386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6.17" calcext:value-type="float">
            <text:p>386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47" calcext:value-type="float">
            <text:p>385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4.99" calcext:value-type="float">
            <text:p>384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7.66" calcext:value-type="float">
            <text:p>387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18:.J1151])" office:value-type="float" office:value="385.825833333333" calcext:value-type="float">
            <text:p>385,8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73" calcext:value-type="float">
            <text:p>22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" calcext:value-type="float">
            <text:p>223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49" calcext:value-type="float">
            <text:p>222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8" calcext:value-type="float">
            <text:p>223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28" calcext:value-type="float">
            <text:p>234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13" calcext:value-type="float">
            <text:p>275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4.29" calcext:value-type="float">
            <text:p>344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3.46" calcext:value-type="float">
            <text:p>343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4.49" calcext:value-type="float">
            <text:p>344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2.01" calcext:value-type="float">
            <text:p>342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3.02" calcext:value-type="float">
            <text:p>343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2.48" calcext:value-type="float">
            <text:p>342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54:.J1187])" office:value-type="float" office:value="288.488333333333" calcext:value-type="float">
            <text:p>288,4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99" calcext:value-type="float">
            <text:p>232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16" calcext:value-type="float">
            <text:p>230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26" calcext:value-type="float">
            <text:p>230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56" calcext:value-type="float">
            <text:p>228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55" calcext:value-type="float">
            <text:p>230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14" calcext:value-type="float">
            <text:p>228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67" calcext:value-type="float">
            <text:p>227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28" calcext:value-type="float">
            <text:p>227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84" calcext:value-type="float">
            <text:p>227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49" calcext:value-type="float">
            <text:p>228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47" calcext:value-type="float">
            <text:p>228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52" calcext:value-type="float">
            <text:p>227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90:.J1223])" office:value-type="float" office:value="228.994166666667" calcext:value-type="float">
            <text:p>228,9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74" calcext:value-type="float">
            <text:p>184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25" calcext:value-type="float">
            <text:p>184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38" calcext:value-type="float">
            <text:p>184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1" calcext:value-type="float">
            <text:p>184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38" calcext:value-type="float">
            <text:p>185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7" calcext:value-type="float">
            <text:p>184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5" calcext:value-type="float">
            <text:p>184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53" calcext:value-type="float">
            <text:p>185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26" calcext:value-type="float">
            <text:p>184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3" calcext:value-type="float">
            <text:p>184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5" calcext:value-type="float">
            <text:p>184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7" calcext:value-type="float">
            <text:p>184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226:.J1259])" office:value-type="float" office:value="184.751666666667" calcext:value-type="float">
            <text:p>184,75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624cm" svg:y="0.165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5cm" svg:height="8.988cm" svg:x="27.791cm" svg:y="10.321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8.988cm" svg:x="27.748cm" svg:y="19.868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7"/>
        <table:table-column table:style-name="co13" table:default-cell-style-name="ce15"/>
        <table:table-column table:style-name="co13" table:default-cell-style-name="ce23"/>
        <table:table-column table:style-name="co13" table:number-columns-repeated="8" table:default-cell-style-name="Default"/>
        <table:table-row table:style-name="ro1">
          <table:table-cell table:style-name="ce1" office:value-type="string" calcext:value-type="string">
            <text:p>FL 64 Medias</text:p>
          </table:table-cell>
          <table:table-cell table:style-name="ce9" office:value-type="string" calcext:value-type="string">
            <text:p>1 S</text:p>
          </table:table-cell>
          <table:table-cell table:style-name="ce9" office:value-type="string" calcext:value-type="string">
            <text:p>1 SJ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0" office:value-type="float" office:value="143.35" calcext:value-type="float">
            <text:p>143,35</text:p>
          </table:table-cell>
          <table:table-cell table:style-name="ce18" office:value-type="float" office:value="183.41" calcext:value-type="float">
            <text:p>183,41</text:p>
          </table:table-cell>
          <table:table-cell table:style-name="ce18" office:value-type="float" office:value="138.33" calcext:value-type="float">
            <text:p>138,33</text:p>
          </table:table-cell>
          <table:table-cell table:style-name="ce18" office:value-type="float" office:value="138.24" calcext:value-type="float">
            <text:p>138,24</text:p>
          </table:table-cell>
          <table:table-cell table:style-name="ce18" office:value-type="float" office:value="138.08" calcext:value-type="float">
            <text:p>138,08</text:p>
          </table:table-cell>
          <table:table-cell table:style-name="ce25" office:value-type="float" office:value="138.24" calcext:value-type="float">
            <text:p>138,24</text:p>
          </table:table-cell>
          <table:table-cell table:number-columns-repeated="4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218.36" calcext:value-type="float">
            <text:p>218,36</text:p>
          </table:table-cell>
          <table:table-cell table:style-name="ce19" office:value-type="float" office:value="192.42" calcext:value-type="float">
            <text:p>192,42</text:p>
          </table:table-cell>
          <table:table-cell table:style-name="ce19" office:value-type="float" office:value="147.45" calcext:value-type="float">
            <text:p>147,45</text:p>
          </table:table-cell>
          <table:table-cell table:style-name="ce19" office:value-type="float" office:value="147.17" calcext:value-type="float">
            <text:p>147,17</text:p>
          </table:table-cell>
          <table:table-cell table:style-name="ce19" office:value-type="float" office:value="146.91" calcext:value-type="float">
            <text:p>146,91</text:p>
          </table:table-cell>
          <table:table-cell table:style-name="ce26" office:value-type="float" office:value="146.62" calcext:value-type="float">
            <text:p>146,62</text:p>
          </table:table-cell>
          <table:table-cell table:number-columns-repeated="4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11" office:value-type="float" office:value="397.82" calcext:value-type="float">
            <text:p>397,82</text:p>
          </table:table-cell>
          <table:table-cell table:style-name="ce19" office:value-type="float" office:value="215.02" calcext:value-type="float">
            <text:p>215,02</text:p>
          </table:table-cell>
          <table:table-cell table:style-name="ce19" office:value-type="float" office:value="172.81" calcext:value-type="float">
            <text:p>172,81</text:p>
          </table:table-cell>
          <table:table-cell table:style-name="ce19" office:value-type="float" office:value="171.1" calcext:value-type="float">
            <text:p>171,10</text:p>
          </table:table-cell>
          <table:table-cell table:style-name="ce19" office:value-type="float" office:value="170.63" calcext:value-type="float">
            <text:p>170,63</text:p>
          </table:table-cell>
          <table:table-cell table:style-name="ce26" office:value-type="float" office:value="169.48" calcext:value-type="float">
            <text:p>169,48</text:p>
          </table:table-cell>
          <table:table-cell table:number-columns-repeated="4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11" office:value-type="float" office:value="696.36" calcext:value-type="float">
            <text:p>696,36</text:p>
          </table:table-cell>
          <table:table-cell table:style-name="ce19" office:value-type="float" office:value="251.51" calcext:value-type="float">
            <text:p>251,51</text:p>
          </table:table-cell>
          <table:table-cell table:style-name="ce19" office:value-type="float" office:value="198.93" calcext:value-type="float">
            <text:p>198,93</text:p>
          </table:table-cell>
          <table:table-cell table:style-name="ce19" office:value-type="float" office:value="196.6" calcext:value-type="float">
            <text:p>196,60</text:p>
          </table:table-cell>
          <table:table-cell table:style-name="ce19" office:value-type="float" office:value="196.07" calcext:value-type="float">
            <text:p>196,07</text:p>
          </table:table-cell>
          <table:table-cell table:style-name="ce26" office:value-type="float" office:value="195.32" calcext:value-type="float">
            <text:p>195,32</text:p>
          </table:table-cell>
          <table:table-cell table:number-columns-repeated="4"/>
        </table:table-row>
        <table:table-row table:style-name="ro1">
          <table:table-cell table:style-name="ce3" office:value-type="float" office:value="960" calcext:value-type="float">
            <text:p>960</text:p>
          </table:table-cell>
          <table:table-cell table:style-name="ce11" office:value-type="float" office:value="1107.32" calcext:value-type="float">
            <text:p>1107,32</text:p>
          </table:table-cell>
          <table:table-cell table:style-name="ce19" office:value-type="float" office:value="276.14" calcext:value-type="float">
            <text:p>276,14</text:p>
          </table:table-cell>
          <table:table-cell table:style-name="ce19" office:value-type="float" office:value="223.8" calcext:value-type="float">
            <text:p>223,80</text:p>
          </table:table-cell>
          <table:table-cell table:style-name="ce19" office:value-type="float" office:value="218.8" calcext:value-type="float">
            <text:p>218,80</text:p>
          </table:table-cell>
          <table:table-cell table:style-name="ce19" office:value-type="float" office:value="217.61" calcext:value-type="float">
            <text:p>217,61</text:p>
          </table:table-cell>
          <table:table-cell table:style-name="ce26" office:value-type="float" office:value="217.12" calcext:value-type="float">
            <text:p>217,12</text:p>
          </table:table-cell>
          <table:table-cell table:number-columns-repeated="4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11" office:value-type="float" office:value="1625.08" calcext:value-type="float">
            <text:p>1625,08</text:p>
          </table:table-cell>
          <table:table-cell table:style-name="ce19" office:value-type="float" office:value="301.47" calcext:value-type="float">
            <text:p>301,47</text:p>
          </table:table-cell>
          <table:table-cell table:style-name="ce19" office:value-type="float" office:value="248.61" calcext:value-type="float">
            <text:p>248,61</text:p>
          </table:table-cell>
          <table:table-cell table:style-name="ce19" office:value-type="float" office:value="246.61" calcext:value-type="float">
            <text:p>246,61</text:p>
          </table:table-cell>
          <table:table-cell table:style-name="ce19" office:value-type="float" office:value="246.33" calcext:value-type="float">
            <text:p>246,33</text:p>
          </table:table-cell>
          <table:table-cell table:style-name="ce26" office:value-type="float" office:value="245" calcext:value-type="float">
            <text:p>245,00</text:p>
          </table:table-cell>
          <table:table-cell table:number-columns-repeated="4"/>
        </table:table-row>
        <table:table-row table:style-name="ro1">
          <table:table-cell table:style-name="ce4" office:value-type="float" office:value="1440" calcext:value-type="float">
            <text:p>1440</text:p>
          </table:table-cell>
          <table:table-cell table:style-name="ce12" office:value-type="float" office:value="2249.92" calcext:value-type="float">
            <text:p>2249,92</text:p>
          </table:table-cell>
          <table:table-cell table:style-name="ce20" office:value-type="float" office:value="343.08" calcext:value-type="float">
            <text:p>343,08</text:p>
          </table:table-cell>
          <table:table-cell table:style-name="ce20" office:value-type="float" office:value="309.3" calcext:value-type="float">
            <text:p>309,30</text:p>
          </table:table-cell>
          <table:table-cell table:style-name="ce20" office:value-type="float" office:value="323.53" calcext:value-type="float">
            <text:p>323,53</text:p>
          </table:table-cell>
          <table:table-cell table:style-name="ce20" office:value-type="float" office:value="320.19" calcext:value-type="float">
            <text:p>320,19</text:p>
          </table:table-cell>
          <table:table-cell table:style-name="ce27" office:value-type="float" office:value="316.39" calcext:value-type="float">
            <text:p>316,39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 calcext:value-type="string">
            <text:p>Flocking 64 batches Medias:</text:p>
          </table:table-cell>
          <table:table-cell table:style-name="ce13"/>
          <table:table-cell table:style-name="ce21"/>
          <table:table-cell table:number-columns-repeated="8"/>
        </table:table-row>
        <table:table-row table:style-name="ro1">
          <table:table-cell table:style-name="ce6" office:value-type="float" office:value="1440" calcext:value-type="float">
            <text:p>1440</text:p>
          </table:table-cell>
          <table:table-cell table:style-name="ce14" office:value-type="float" office:value="8" calcext:value-type="float">
            <text:p>8</text:p>
          </table:table-cell>
          <table:table-cell table:style-name="ce22" office:value-type="float" office:value="316.39" calcext:value-type="float">
            <text:p>316,3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320.19" calcext:value-type="float">
            <text:p>320,1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323.53" calcext:value-type="float">
            <text:p>323,5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309.3" calcext:value-type="float">
            <text:p>309,3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,0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46.33" calcext:value-type="float">
            <text:p>246,3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46.61" calcext:value-type="float">
            <text:p>246,61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48.61" calcext:value-type="float">
            <text:p>248,6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17.12" calcext:value-type="float">
            <text:p>217,1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17.61" calcext:value-type="float">
            <text:p>217,6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18.8" calcext:value-type="float">
            <text:p>218,8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23.8" calcext:value-type="float">
            <text:p>223,80</text:p>
          </table:table-cell>
          <table:table-cell/>
          <table:table-cell table:style-name="ce1" office:value-type="string" calcext:value-type="string">
            <text:p>Find Nearest Gain:</text:p>
          </table:table-cell>
          <table:table-cell table:style-name="ce9" office:value-type="string" calcext:value-type="string">
            <text:p>1 S</text:p>
          </table:table-cell>
          <table:table-cell table:style-name="ce9" office:value-type="string" calcext:value-type="string">
            <text:p>1 SJ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95.32" calcext:value-type="float">
            <text:p>195,3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10" office:value-type="float" office:value="92.07" calcext:value-type="float">
            <text:p>92,07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float" office:value="0.67" calcext:value-type="float">
            <text:p>0,67</text:p>
          </table:table-cell>
          <table:table-cell table:style-name="ce25"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96.07" calcext:value-type="float">
            <text:p>196,07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126.49" calcext:value-type="float">
            <text:p>126,49</text:p>
          </table:table-cell>
          <table:table-cell table:style-name="ce29" office:value-type="string" calcext:value-type="string">
            <text:p>x</text:p>
          </table:table-cell>
          <table:table-cell table:number-columns-repeated="3" table:style-name="ce19" office:value-type="float" office:value="0.86" calcext:value-type="float">
            <text:p>0,86</text:p>
          </table:table-cell>
          <table:table-cell table:style-name="ce26"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96.6" calcext:value-type="float">
            <text:p>196,60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11" office:value-type="float" office:value="227.48" calcext:value-type="float">
            <text:p>227,48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1.32" calcext:value-type="float">
            <text:p>1,32</text:p>
          </table:table-cell>
          <table:table-cell table:number-columns-repeated="2" table:style-name="ce19" office:value-type="float" office:value="1.33" calcext:value-type="float">
            <text:p>1,33</text:p>
          </table:table-cell>
          <table:table-cell table:style-name="ce26"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98.93" calcext:value-type="float">
            <text:p>198,93</text:p>
          </table:table-cell>
          <table:table-cell/>
          <table:table-cell table:style-name="ce3" office:value-type="float" office:value="720" calcext:value-type="float">
            <text:p>720</text:p>
          </table:table-cell>
          <table:table-cell table:style-name="ce11" office:value-type="float" office:value="387.84" calcext:value-type="float">
            <text:p>387,84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1.95" calcext:value-type="float">
            <text:p>1,95</text:p>
          </table:table-cell>
          <table:table-cell table:style-name="ce19" office:value-type="float" office:value="1.97" calcext:value-type="float">
            <text:p>1,97</text:p>
          </table:table-cell>
          <table:table-cell table:style-name="ce19" office:value-type="float" office:value="1.98" calcext:value-type="float">
            <text:p>1,98</text:p>
          </table:table-cell>
          <table:table-cell table:style-name="ce26"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69.48" calcext:value-type="float">
            <text:p>169,48</text:p>
          </table:table-cell>
          <table:table-cell/>
          <table:table-cell table:style-name="ce3" office:value-type="float" office:value="960" calcext:value-type="float">
            <text:p>960</text:p>
          </table:table-cell>
          <table:table-cell table:style-name="ce11" office:value-type="float" office:value="608.99" calcext:value-type="float">
            <text:p>608,99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.78" calcext:value-type="float">
            <text:p>2,78</text:p>
          </table:table-cell>
          <table:table-cell table:style-name="ce19" office:value-type="float" office:value="2.8" calcext:value-type="float">
            <text:p>2,80</text:p>
          </table:table-cell>
          <table:table-cell table:style-name="ce26" office:value-type="float" office:value="2.8" calcext:value-type="float">
            <text:p>2,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70.63" calcext:value-type="float">
            <text:p>170,63</text:p>
          </table:table-cell>
          <table:table-cell/>
          <table:table-cell table:style-name="ce3" office:value-type="float" office:value="1200" calcext:value-type="float">
            <text:p>1200</text:p>
          </table:table-cell>
          <table:table-cell table:style-name="ce11" office:value-type="float" office:value="891.56" calcext:value-type="float">
            <text:p>891,56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3.59" calcext:value-type="float">
            <text:p>3,59</text:p>
          </table:table-cell>
          <table:table-cell table:number-columns-repeated="2" table:style-name="ce19" office:value-type="float" office:value="3.62" calcext:value-type="float">
            <text:p>3,62</text:p>
          </table:table-cell>
          <table:table-cell table:style-name="ce26"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71.1" calcext:value-type="float">
            <text:p>171,1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12" office:value-type="float" office:value="1239.56" calcext:value-type="float">
            <text:p>1239,56</text:p>
          </table:table-cell>
          <table:table-cell table:style-name="ce30" office:value-type="string" calcext:value-type="string">
            <text:p>x</text:p>
          </table:table-cell>
          <table:table-cell table:style-name="ce20" office:value-type="float" office:value="4.01" calcext:value-type="float">
            <text:p>4,01</text:p>
          </table:table-cell>
          <table:table-cell table:style-name="ce20" office:value-type="float" office:value="3.83" calcext:value-type="float">
            <text:p>3,83</text:p>
          </table:table-cell>
          <table:table-cell table:style-name="ce20" office:value-type="float" office:value="3.87" calcext:value-type="float">
            <text:p>3,87</text:p>
          </table:table-cell>
          <table:table-cell table:style-name="ce27" office:value-type="float" office:value="3.92" calcext:value-type="float">
            <text:p>3,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72.81" calcext:value-type="float">
            <text:p>172,8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46.62" calcext:value-type="float">
            <text:p>146,6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46.91" calcext:value-type="float">
            <text:p>146,9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47.17" calcext:value-type="float">
            <text:p>147,1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47.45" calcext:value-type="float">
            <text:p>147,4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8.24" calcext:value-type="float">
            <text:p>138,2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38.08" calcext:value-type="float">
            <text:p>138,0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8.24" calcext:value-type="float">
            <text:p>138,2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38.33" calcext:value-type="float">
            <text:p>138,3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6" office:value-type="string" calcext:value-type="string">
            <text:p>1 SJ</text:p>
          </table:table-cell>
          <table:table-cell office:value-type="float" office:value="343.08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6" office:value-type="string" calcext:value-type="string">
            <text:p>1 SJ</text:p>
          </table:table-cell>
          <table:table-cell office:value-type="float" office:value="301.4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6" office:value-type="string" calcext:value-type="string">
            <text:p>1 SJ</text:p>
          </table:table-cell>
          <table:table-cell office:value-type="float" office:value="276.14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6" office:value-type="string" calcext:value-type="string">
            <text:p>1 SJ</text:p>
          </table:table-cell>
          <table:table-cell office:value-type="float" office:value="251.51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6" office:value-type="string" calcext:value-type="string">
            <text:p>1 SJ</text:p>
          </table:table-cell>
          <table:table-cell office:value-type="float" office:value="215.02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6" office:value-type="string" calcext:value-type="string">
            <text:p>1 SJ</text:p>
          </table:table-cell>
          <table:table-cell office:value-type="float" office:value="192.42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6" office:value-type="string" calcext:value-type="string">
            <text:p>1 SJ</text:p>
          </table:table-cell>
          <table:table-cell office:value-type="float" office:value="183.41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6" office:value-type="string" calcext:value-type="string">
            <text:p>1 S</text:p>
          </table:table-cell>
          <table:table-cell office:value-type="float" office:value="2249.92" calcext:value-type="float">
            <text:p>2249,92</text:p>
          </table:table-cell>
          <table:table-cell office:value-type="float" office:value="2256.83" calcext:value-type="float">
            <text:p>2256,83</text:p>
          </table:table-cell>
          <table:table-cell table:style-name="ce1" office:value-type="string" calcext:value-type="string">
            <text:p>FN Efficiency:</text:p>
          </table:table-cell>
          <table:table-cell table:style-name="ce9" office:value-type="string" calcext:value-type="string">
            <text:p>1 S</text:p>
          </table:table-cell>
          <table:table-cell table:style-name="ce9" office:value-type="string" calcext:value-type="string">
            <text:p>1 SJ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6" office:value-type="string" calcext:value-type="string">
            <text:p>1 S</text:p>
          </table:table-cell>
          <table:table-cell office:value-type="float" office:value="1625.08" calcext:value-type="float">
            <text:p>1625,08</text:p>
          </table:table-cell>
          <table:table-cell office:value-type="float" office:value="1626.46" calcext:value-type="float">
            <text:p>1626,46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float" office:value="92.07" calcext:value-type="float">
            <text:p>92,07</text:p>
          </table:table-cell>
          <table:table-cell table:style-name="ce28" office:value-type="string" calcext:value-type="string">
            <text:p>x</text:p>
          </table:table-cell>
          <table:table-cell table:style-name="ce18" office:value-type="float" office:value="0.33" calcext:value-type="float">
            <text:p>0,33</text:p>
          </table:table-cell>
          <table:table-cell table:style-name="ce18" office:value-type="float" office:value="0.17" calcext:value-type="float">
            <text:p>0,17</text:p>
          </table:table-cell>
          <table:table-cell table:style-name="ce18" office:value-type="float" office:value="0.11" calcext:value-type="float">
            <text:p>0,11</text:p>
          </table:table-cell>
          <table:table-cell table:style-name="ce25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6" office:value-type="string" calcext:value-type="string">
            <text:p>1 S</text:p>
          </table:table-cell>
          <table:table-cell office:value-type="float" office:value="1107.32" calcext:value-type="float">
            <text:p>1107,32</text:p>
          </table:table-cell>
          <table:table-cell office:value-type="float" office:value="1111.92" calcext:value-type="float">
            <text:p>1111,92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126.49" calcext:value-type="float">
            <text:p>126,49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0.43" calcext:value-type="float">
            <text:p>0,43</text:p>
          </table:table-cell>
          <table:table-cell table:style-name="ce19" office:value-type="float" office:value="0.21" calcext:value-type="float">
            <text:p>0,21</text:p>
          </table:table-cell>
          <table:table-cell table:style-name="ce19" office:value-type="float" office:value="0.14" calcext:value-type="float">
            <text:p>0,14</text:p>
          </table:table-cell>
          <table:table-cell table:style-name="ce26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6" office:value-type="string" calcext:value-type="string">
            <text:p>1 S</text:p>
          </table:table-cell>
          <table:table-cell office:value-type="float" office:value="696.36" calcext:value-type="float">
            <text:p>696,36</text:p>
          </table:table-cell>
          <table:table-cell office:value-type="float" office:value="707.07" calcext:value-type="float">
            <text:p>707,07</text:p>
          </table:table-cell>
          <table:table-cell table:style-name="ce3" office:value-type="float" office:value="480" calcext:value-type="float">
            <text:p>480</text:p>
          </table:table-cell>
          <table:table-cell table:style-name="ce11" office:value-type="float" office:value="227.48" calcext:value-type="float">
            <text:p>227,48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0.66" calcext:value-type="float">
            <text:p>0,66</text:p>
          </table:table-cell>
          <table:table-cell table:style-name="ce19" office:value-type="float" office:value="0.33" calcext:value-type="float">
            <text:p>0,33</text:p>
          </table:table-cell>
          <table:table-cell table:style-name="ce19" office:value-type="float" office:value="0.22" calcext:value-type="float">
            <text:p>0,22</text:p>
          </table:table-cell>
          <table:table-cell table:style-name="ce26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6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419.39" calcext:value-type="float">
            <text:p>419,39</text:p>
          </table:table-cell>
          <table:table-cell table:style-name="ce3" office:value-type="float" office:value="720" calcext:value-type="float">
            <text:p>720</text:p>
          </table:table-cell>
          <table:table-cell table:style-name="ce11" office:value-type="float" office:value="387.84" calcext:value-type="float">
            <text:p>387,84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0.97" calcext:value-type="float">
            <text:p>0,97</text:p>
          </table:table-cell>
          <table:table-cell table:style-name="ce19" office:value-type="float" office:value="0.49" calcext:value-type="float">
            <text:p>0,49</text:p>
          </table:table-cell>
          <table:table-cell table:style-name="ce19" office:value-type="float" office:value="0.33" calcext:value-type="float">
            <text:p>0,33</text:p>
          </table:table-cell>
          <table:table-cell table:style-name="ce26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6" office:value-type="string" calcext:value-type="string">
            <text:p>1 S</text:p>
          </table:table-cell>
          <table:table-cell office:value-type="float" office:value="218.36" calcext:value-type="float">
            <text:p>218,36</text:p>
          </table:table-cell>
          <table:table-cell office:value-type="float" office:value="237.58" calcext:value-type="float">
            <text:p>237,58</text:p>
          </table:table-cell>
          <table:table-cell table:style-name="ce3" office:value-type="float" office:value="960" calcext:value-type="float">
            <text:p>960</text:p>
          </table:table-cell>
          <table:table-cell table:style-name="ce11" office:value-type="float" office:value="608.99" calcext:value-type="float">
            <text:p>608,99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1.36" calcext:value-type="float">
            <text:p>1,36</text:p>
          </table:table-cell>
          <table:table-cell table:style-name="ce19" office:value-type="float" office:value="0.7" calcext:value-type="float">
            <text:p>0,70</text:p>
          </table:table-cell>
          <table:table-cell table:style-name="ce19" office:value-type="float" office:value="0.47" calcext:value-type="float">
            <text:p>0,47</text:p>
          </table:table-cell>
          <table:table-cell table:style-name="ce26" office:value-type="float" office:value="0.35" calcext:value-type="float">
            <text:p>0,35</text:p>
          </table:table-cell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17" office:value-type="string" calcext:value-type="string">
            <text:p>1 S</text:p>
          </table:table-cell>
          <table:table-cell table:style-name="ce24" office:value-type="float" office:value="143.35" calcext:value-type="float">
            <text:p>143,35</text:p>
          </table:table-cell>
          <table:table-cell office:value-type="float" office:value="171.37" calcext:value-type="float">
            <text:p>171,37</text:p>
          </table:table-cell>
          <table:table-cell table:style-name="ce3" office:value-type="float" office:value="1200" calcext:value-type="float">
            <text:p>1200</text:p>
          </table:table-cell>
          <table:table-cell table:style-name="ce11" office:value-type="float" office:value="891.56" calcext:value-type="float">
            <text:p>891,56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float" office:value="1.79" calcext:value-type="float">
            <text:p>1,79</text:p>
          </table:table-cell>
          <table:table-cell table:style-name="ce19" office:value-type="float" office:value="0.9" calcext:value-type="float">
            <text:p>0,90</text:p>
          </table:table-cell>
          <table:table-cell table:style-name="ce19" office:value-type="float" office:value="0.6" calcext:value-type="float">
            <text:p>0,60</text:p>
          </table:table-cell>
          <table:table-cell table:style-name="ce26" office:value-type="float" office:value="0.45" calcext:value-type="float">
            <text:p>0,45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4" office:value-type="float" office:value="1440" calcext:value-type="float">
            <text:p>1440</text:p>
          </table:table-cell>
          <table:table-cell table:style-name="ce12" office:value-type="float" office:value="1239.56" calcext:value-type="float">
            <text:p>1239,56</text:p>
          </table:table-cell>
          <table:table-cell table:style-name="ce30" office:value-type="string" calcext:value-type="string">
            <text:p>x</text:p>
          </table:table-cell>
          <table:table-cell table:style-name="ce20" office:value-type="float" office:value="2" calcext:value-type="float">
            <text:p>2,00</text:p>
          </table:table-cell>
          <table:table-cell table:style-name="ce20" office:value-type="float" office:value="0.96" calcext:value-type="float">
            <text:p>0,96</text:p>
          </table:table-cell>
          <table:table-cell table:style-name="ce20" office:value-type="float" office:value="0.65" calcext:value-type="float">
            <text:p>0,65</text:p>
          </table:table-cell>
          <table:table-cell table:style-name="ce27" office:value-type="float" office:value="0.49" calcext:value-type="float">
            <text:p>0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0:24:11.3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8T11:05:03.190000000</dc:date>
    <meta:editing-duration>PT42M9S</meta:editing-duration>
    <meta:editing-cycles>4</meta:editing-cycles>
    <meta:generator>LibreOffice/24.2.1.2$Windows_X86_64 LibreOffice_project/db4def46b0453cc22e2d0305797cf981b68ef5ac</meta:generator>
    <meta:document-statistic meta:table-count="2" meta:cell-count="537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6cm" svg:y="0.316cm" chart:style-name="ch2">
          <text:p>Flocking 64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5">
                <text:p>143.35</text:p>
                <draw:g>
                  <svg:desc>Graphics.B2:Graphics.B8</svg:desc>
                </draw:g>
              </table:table-cell>
              <table:table-cell office:value-type="float" office:value="183.41">
                <text:p>183.41</text:p>
                <draw:g>
                  <svg:desc>Graphics.C2:Graphics.C8</svg:desc>
                </draw:g>
              </table:table-cell>
              <table:table-cell office:value-type="float" office:value="138.33">
                <text:p>138.33</text:p>
                <draw:g>
                  <svg:desc>Graphics.D2:Graphics.D8</svg:desc>
                </draw:g>
              </table:table-cell>
              <table:table-cell office:value-type="float" office:value="138.24">
                <text:p>138.24</text:p>
                <draw:g>
                  <svg:desc>Graphics.E2:Graphics.E8</svg:desc>
                </draw:g>
              </table:table-cell>
              <table:table-cell office:value-type="float" office:value="138.08">
                <text:p>138.08</text:p>
                <draw:g>
                  <svg:desc>Graphics.F2:Graphics.F8</svg:desc>
                </draw:g>
              </table:table-cell>
              <table:table-cell office:value-type="float" office:value="138.24">
                <text:p>138.24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6">
                <text:p>218.36</text:p>
              </table:table-cell>
              <table:table-cell office:value-type="float" office:value="192.42">
                <text:p>192.42</text:p>
              </table:table-cell>
              <table:table-cell office:value-type="float" office:value="147.45">
                <text:p>147.45</text:p>
              </table:table-cell>
              <table:table-cell office:value-type="float" office:value="147.17">
                <text:p>147.17</text:p>
              </table:table-cell>
              <table:table-cell office:value-type="float" office:value="146.91">
                <text:p>146.91</text:p>
              </table:table-cell>
              <table:table-cell office:value-type="float" office:value="146.62">
                <text:p>146.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">
                <text:p>215.02</text:p>
              </table:table-cell>
              <table:table-cell office:value-type="float" office:value="172.81">
                <text:p>172.81</text:p>
              </table:table-cell>
              <table:table-cell office:value-type="float" office:value="171.1">
                <text:p>171.1</text:p>
              </table:table-cell>
              <table:table-cell office:value-type="float" office:value="170.63">
                <text:p>170.63</text:p>
              </table:table-cell>
              <table:table-cell office:value-type="float" office:value="169.48">
                <text:p>169.4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6">
                <text:p>696.36</text:p>
              </table:table-cell>
              <table:table-cell office:value-type="float" office:value="251.51">
                <text:p>251.51</text:p>
              </table:table-cell>
              <table:table-cell office:value-type="float" office:value="198.93">
                <text:p>198.93</text:p>
              </table:table-cell>
              <table:table-cell office:value-type="float" office:value="196.6">
                <text:p>196.6</text:p>
              </table:table-cell>
              <table:table-cell office:value-type="float" office:value="196.07">
                <text:p>196.07</text:p>
              </table:table-cell>
              <table:table-cell office:value-type="float" office:value="195.32">
                <text:p>195.3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2">
                <text:p>1107.32</text:p>
              </table:table-cell>
              <table:table-cell office:value-type="float" office:value="276.14">
                <text:p>276.14</text:p>
              </table:table-cell>
              <table:table-cell office:value-type="float" office:value="223.8">
                <text:p>223.8</text:p>
              </table:table-cell>
              <table:table-cell office:value-type="float" office:value="218.8">
                <text:p>218.8</text:p>
              </table:table-cell>
              <table:table-cell office:value-type="float" office:value="217.61">
                <text:p>217.61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8">
                <text:p>1625.08</text:p>
              </table:table-cell>
              <table:table-cell office:value-type="float" office:value="301.47">
                <text:p>301.47</text:p>
              </table:table-cell>
              <table:table-cell office:value-type="float" office:value="248.61">
                <text:p>248.61</text:p>
              </table:table-cell>
              <table:table-cell office:value-type="float" office:value="246.61">
                <text:p>246.61</text:p>
              </table:table-cell>
              <table:table-cell office:value-type="float" office:value="246.33">
                <text:p>246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2">
                <text:p>2249.92</text:p>
              </table:table-cell>
              <table:table-cell office:value-type="float" office:value="343.08">
                <text:p>343.08</text:p>
              </table:table-cell>
              <table:table-cell office:value-type="float" office:value="309.3">
                <text:p>309.3</text:p>
              </table:table-cell>
              <table:table-cell office:value-type="float" office:value="323.53">
                <text:p>323.53</text:p>
              </table:table-cell>
              <table:table-cell office:value-type="float" office:value="320.19">
                <text:p>320.19</text:p>
              </table:table-cell>
              <table:table-cell office:value-type="float" office:value="316.39">
                <text:p>316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8.989cm" xlink:href=".." xlink:type="simple" chart:class="chart:bar" chart:style-name="ch1">
        <chart:title svg:x="5.295cm" svg:y="0.315cm" chart:style-name="ch2">
          <text:p>Flocking 64 batches Gain</text:p>
        </chart:title>
        <chart:legend chart:legend-position="end" svg:x="15.06cm" svg:y="3.436cm" style:legend-expansion="high" chart:style-name="ch3"/>
        <chart:plot-area chart:style-name="ch4" table:cell-range-address="Graphics.E25:Graphics.E32 Graphics.H25:Graphics.K32" chart:data-source-has-labels="both" svg:x="1.321cm" svg:y="1.299cm" svg:width="13.419cm" svg:height="6.54cm">
          <chart:coordinate-region svg:x="2.059cm" svg:y="1.501cm" svg:width="12.681cm" svg:height="5.685cm"/>
          <chart:axis chart:dimension="x" chart:name="primary-x" chart:style-name="ch5" chartooo:axis-type="auto">
            <chartooo:date-scale/>
            <chart:title svg:x="7.613cm" svg:y="8.018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54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67">
                <text:p>0.67</text:p>
                <draw:g>
                  <svg:desc>Graphics.H26:Graphics.H32</svg:desc>
                </draw:g>
              </table:table-cell>
              <table:table-cell office:value-type="float" office:value="0.67">
                <text:p>0.67</text:p>
                <draw:g>
                  <svg:desc>Graphics.I26:Graphics.I32</svg:desc>
                </draw:g>
              </table:table-cell>
              <table:table-cell office:value-type="float" office:value="0.67">
                <text:p>0.67</text:p>
                <draw:g>
                  <svg:desc>Graphics.J26:Graphics.J32</svg:desc>
                </draw:g>
              </table:table-cell>
              <table:table-cell office:value-type="float" office:value="0.67">
                <text:p>0.67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32">
                <text:p>1.32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95">
                <text:p>1.95</text:p>
              </table:table-cell>
              <table:table-cell office:value-type="float" office:value="1.97">
                <text:p>1.97</text:p>
              </table:table-cell>
              <table:table-cell office:value-type="float" office:value="1.98">
                <text:p>1.9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72">
                <text:p>2.72</text:p>
              </table:table-cell>
              <table:table-cell office:value-type="float" office:value="2.78">
                <text:p>2.78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62">
                <text:p>3.62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01">
                <text:p>4.01</text:p>
              </table:table-cell>
              <table:table-cell office:value-type="float" office:value="3.83">
                <text:p>3.83</text:p>
              </table:table-cell>
              <table:table-cell office:value-type="float" office:value="3.87">
                <text:p>3.87</text:p>
              </table:table-cell>
              <table:table-cell office:value-type="float" office:value="3.92">
                <text:p>3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8.989cm" xlink:href=".." xlink:type="simple" chart:class="chart:bar" chart:style-name="ch1">
        <chart:title svg:x="4.798cm" svg:y="0.315cm" chart:style-name="ch2">
          <text:p>Flocking 64 batches Efficiency</text:p>
        </chart:title>
        <chart:legend chart:legend-position="end" svg:x="15.06cm" svg:y="3.436cm" style:legend-expansion="high" chart:style-name="ch3"/>
        <chart:plot-area chart:style-name="ch4" table:cell-range-address="Graphics.E49:Graphics.E56 Graphics.H49:Graphics.K56" chart:data-source-has-labels="both" svg:x="1.321cm" svg:y="1.299cm" svg:width="13.419cm" svg:height="6.54cm">
          <chart:coordinate-region svg:x="2.059cm" svg:y="1.501cm" svg:width="12.681cm" svg:height="5.685cm"/>
          <chart:axis chart:dimension="x" chart:name="primary-x" chart:style-name="ch5" chartooo:axis-type="auto">
            <chartooo:date-scale/>
            <chart:title svg:x="7.613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33">
                <text:p>0.33</text:p>
                <draw:g>
                  <svg:desc>Graphics.H50:Graphics.H56</svg:desc>
                </draw:g>
              </table:table-cell>
              <table:table-cell office:value-type="float" office:value="0.17">
                <text:p>0.17</text:p>
                <draw:g>
                  <svg:desc>Graphics.I50:Graphics.I56</svg:desc>
                </draw:g>
              </table:table-cell>
              <table:table-cell office:value-type="float" office:value="0.11">
                <text:p>0.11</text:p>
                <draw:g>
                  <svg:desc>Graphics.J50:Graphics.J56</svg:desc>
                </draw:g>
              </table:table-cell>
              <table:table-cell office:value-type="float" office:value="0.08">
                <text:p>0.08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3">
                <text:p>0.43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66">
                <text:p>0.66</text:p>
              </table:table-cell>
              <table:table-cell office:value-type="float" office:value="0.33">
                <text:p>0.33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97">
                <text:p>0.97</text:p>
              </table:table-cell>
              <table:table-cell office:value-type="float" office:value="0.49">
                <text:p>0.49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36">
                <text:p>1.36</text:p>
              </table:table-cell>
              <table:table-cell office:value-type="float" office:value="0.7">
                <text:p>0.7</text:p>
              </table:table-cell>
              <table:table-cell office:value-type="float" office:value="0.47">
                <text:p>0.4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79">
                <text:p>1.79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0.65">
                <text:p>0.65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